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8b8" officeooo:paragraph-rsid="0019fc47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royalsocietypublishing.org/doi/full/10.1098/rsta.2020.0210" text:style-name="Internet_20_link" text:visited-style-name="Visited_20_Internet_20_Link"><text:span text:style-name="T1">https://royalsocietypublishing.org/doi/full/10.1098/rsta.2020.0210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4:13.971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6" meta:non-whitespace-character-count="66"/>
    <meta:generator>LibreOffice/7.4.1.2$Windows_X86_64 LibreOffice_project/3c58a8f3a960df8bc8fd77b461821e42c061c5f0</meta:generator>
  </office:meta>
</office:document-meta>
</file>